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" svg:font-family="'Cascadia Code'" style:font-pitch="fixed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P Pier Sans" svg:font-family="'PP Pier Sans'" style:font-family-generic="swiss" style:font-pitch="variable"/>
  </office:font-face-decls>
  <office:automatic-styles>
    <style:style style:name="IPs" style:family="table">
      <style:table-properties style:width="16.902cm" table:align="margins" style:may-break-between-rows="false"/>
    </style:style>
    <style:style style:name="IPs.A" style:family="table-column">
      <style:table-column-properties style:column-width="8.451cm" style:rel-column-width="32767*"/>
    </style:style>
    <style:style style:name="IPs.A1" style:family="table-cell">
      <style:table-cell-properties fo:padding="0.049cm" fo:border-left="0.75pt solid #000000" fo:border-right="none" fo:border-top="0.75pt solid #000000" fo:border-bottom="none" style:writing-mode="page"/>
    </style:style>
    <style:style style:name="IPs.B1" style:family="table-cell">
      <style:table-cell-properties fo:padding="0.049cm" fo:border-left="none" fo:border-right="0.75pt solid #000000" fo:border-top="0.75pt solid #000000" fo:border-bottom="none" style:writing-mode="page"/>
    </style:style>
    <style:style style:name="IPs.A2" style:family="table-cell">
      <style:table-cell-properties fo:padding="0.049cm" fo:border-left="0.75pt solid #000000" fo:border-right="none" fo:border-top="none" fo:border-bottom="none" style:writing-mode="page"/>
    </style:style>
    <style:style style:name="IPs.B2" style:family="table-cell">
      <style:table-cell-properties fo:padding="0.049cm" fo:border-left="none" fo:border-right="0.75pt solid #000000" fo:border-top="none" fo:border-bottom="none" style:writing-mode="page"/>
    </style:style>
    <style:style style:name="IPs.A4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IPs.B4" style:family="table-cell">
      <style:table-cell-properties fo:padding="0.049cm" fo:border-left="none" fo:border-right="0.75pt solid #000000" fo:border-top="none" fo:border-bottom="0.75pt solid #000000" style:writing-mode="page"/>
    </style:style>
    <style:style style:name="P1" style:family="paragraph" style:parent-style-name="Header">
      <style:text-properties style:font-name="PP Pier Sans" officeooo:rsid="00077642" officeooo:paragraph-rsid="00077642"/>
    </style:style>
    <style:style style:name="P2" style:family="paragraph" style:parent-style-name="Title">
      <style:text-properties officeooo:rsid="00077642" officeooo:paragraph-rsid="00077642"/>
    </style:style>
    <style:style style:name="P3" style:family="paragraph" style:parent-style-name="Text_20_body">
      <style:text-properties officeooo:rsid="00077642"/>
    </style:style>
    <style:style style:name="P4" style:family="paragraph" style:parent-style-name="Text_20_body">
      <style:text-properties officeooo:paragraph-rsid="00077642"/>
    </style:style>
    <style:style style:name="P5" style:family="paragraph" style:parent-style-name="Heading_20_1">
      <style:text-properties style:font-name="PP Pier Sans" officeooo:rsid="00077642" officeooo:paragraph-rsid="00077642"/>
    </style:style>
    <style:style style:name="P6" style:family="paragraph" style:parent-style-name="Heading_20_4">
      <style:text-properties style:font-name="PP Pier Sans" officeooo:rsid="00091b6b" officeooo:paragraph-rsid="000edfae"/>
    </style:style>
    <style:style style:name="P7" style:family="paragraph" style:parent-style-name="Table_20_Contents">
      <style:paragraph-properties fo:text-align="center" style:justify-single-word="false"/>
      <style:text-properties style:font-name="PP Pier Sans" fo:font-size="12pt" officeooo:rsid="000edfae" officeooo:paragraph-rsid="000edfae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PP Pier Sans" fo:font-size="12pt" fo:font-weight="normal" officeooo:rsid="000edfae" officeooo:paragraph-rsid="000edfae" style:font-size-asian="10.5pt" style:font-weight-asian="normal" style:font-size-complex="12pt" style:font-weight-complex="normal"/>
    </style:style>
    <style:style style:name="P9" style:family="paragraph" style:parent-style-name="Table_20_Heading">
      <style:text-properties style:font-name="PP Pier Sans" fo:font-size="12pt" officeooo:rsid="000edfae" officeooo:paragraph-rsid="000edfae" style:font-size-asian="10.5pt" style:font-size-complex="12pt"/>
    </style:style>
    <style:style style:name="P10" style:family="paragraph" style:parent-style-name="Table_20_Heading">
      <style:paragraph-properties fo:text-align="center" style:justify-single-word="false"/>
      <style:text-properties style:font-name="PP Pier Sans" fo:font-size="12pt" fo:font-weight="normal" officeooo:rsid="000edfae" officeooo:paragraph-rsid="000edfae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officeooo:rsid="00091b6b"/>
    </style:style>
    <style:style style:name="P12" style:family="paragraph" style:parent-style-name="Text_20_body">
      <style:text-properties officeooo:rsid="00091b6b" officeooo:paragraph-rsid="000edfae"/>
    </style:style>
    <style:style style:name="P13" style:family="paragraph" style:parent-style-name="Text_20_body">
      <style:text-properties style:font-name="PP Pier Sans" officeooo:rsid="00091b6b" officeooo:paragraph-rsid="00091b6b"/>
    </style:style>
    <style:style style:name="P14" style:family="paragraph" style:parent-style-name="Text_20_body">
      <style:text-properties style:font-name="PP Pier Sans" officeooo:rsid="00091b6b" officeooo:paragraph-rsid="000dbb11"/>
    </style:style>
    <style:style style:name="P15" style:family="paragraph" style:parent-style-name="Text_20_body">
      <style:text-properties style:font-name="PP Pier Sans" officeooo:rsid="00091b6b" officeooo:paragraph-rsid="000edfae"/>
    </style:style>
    <style:style style:name="P16" style:family="paragraph" style:parent-style-name="Text_20_body">
      <style:text-properties style:font-name="PP Pier Sans" officeooo:rsid="00077642" officeooo:paragraph-rsid="00077642"/>
    </style:style>
    <style:style style:name="P17" style:family="paragraph" style:parent-style-name="Text_20_body">
      <style:text-properties style:font-name="PP Pier Sans" officeooo:rsid="000dbb11" officeooo:paragraph-rsid="000dbb11"/>
    </style:style>
    <style:style style:name="P18" style:family="paragraph" style:parent-style-name="Text_20_body">
      <style:text-properties officeooo:rsid="000a0538" officeooo:paragraph-rsid="000a0538"/>
    </style:style>
    <style:style style:name="P19" style:family="paragraph" style:parent-style-name="Text_20_body">
      <style:text-properties officeooo:rsid="000bfa9c" officeooo:paragraph-rsid="000bfa9c"/>
    </style:style>
    <style:style style:name="P20" style:family="paragraph" style:parent-style-name="Text_20_body">
      <style:text-properties officeooo:rsid="000edfae" officeooo:paragraph-rsid="000edfae"/>
    </style:style>
    <style:style style:name="P21" style:family="paragraph" style:parent-style-name="Text_20_body">
      <style:text-properties officeooo:rsid="001080d1" officeooo:paragraph-rsid="001080d1"/>
    </style:style>
    <style:style style:name="P22" style:family="paragraph">
      <style:text-properties style:font-name="Cascadia Code"/>
    </style:style>
    <style:style style:name="P23" style:family="paragraph">
      <loext:graphic-properties draw:fill="solid" draw:fill-color="#481d32"/>
      <style:text-properties style:font-name="Cascadia Code"/>
    </style:style>
    <style:style style:name="P24" style:family="paragraph">
      <style:text-properties style:font-name="F" fo:font-size="12pt"/>
    </style:style>
    <style:style style:name="P25" style:family="paragraph">
      <loext:graphic-properties draw:fill="solid" draw:fill-color="#481d32"/>
      <style:text-properties style:font-name="F" fo:font-size="12pt"/>
    </style:style>
    <style:style style:name="T1" style:family="text">
      <style:text-properties style:font-name="PP Pier Sans"/>
    </style:style>
    <style:style style:name="T2" style:family="text">
      <style:text-properties style:font-name="PP Pier Sans" officeooo:rsid="00077642"/>
    </style:style>
    <style:style style:name="T3" style:family="text">
      <style:text-properties style:font-name="PP Pier Sans" officeooo:rsid="00091b6b"/>
    </style:style>
    <style:style style:name="T4" style:family="text">
      <style:text-properties officeooo:rsid="00091b6b"/>
    </style:style>
    <style:style style:name="T5" style:family="text">
      <style:text-properties officeooo:rsid="000bfa9c"/>
    </style:style>
    <style:style style:name="T6" style:family="text">
      <style:text-properties officeooo:rsid="000dbb11"/>
    </style:style>
    <style:style style:name="T7" style:family="text">
      <style:text-properties officeooo:rsid="000edfae"/>
    </style:style>
    <style:style style:name="T8" style:family="text">
      <style:text-properties officeooo:rsid="001080d1"/>
    </style:style>
    <style:style style:name="T9" style:family="text">
      <style:text-properties style:font-name="Cascadia Code"/>
    </style:style>
    <style:style style:name="T10" style:family="text">
      <style:text-properties fo:color="#81d41a" loext:opacity="100%" style:font-name="Cascadia Code"/>
    </style:style>
    <style:style style:name="gr1" style:family="graphic">
      <style:graphic-properties draw:stroke="none" svg:stroke-color="#000000" draw:fill="solid" draw:fill-color="#481d32" fo:min-height="0.52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481d32" fo:min-height="2.13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481d32" fo:min-height="0.6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481d32" fo:min-height="1.60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T <text:span text:style-name="T4">Project</text:span></text:p>
      <text:h text:style-name="Heading_20_1" text:outline-level="1"><text:span text:style-name="T1">1.</text:span><text:tab/><text:span text:style-name="T3">Problem description</text:span></text:h>
      <text:p text:style-name="Text_20_body"/>
      <text:p text:style-name="P11">We are asked to implement a GIT server for a company with full connectivity between two clients and a server, and full functionality with Eclipse and a GUI of our choice.</text:p>
      <text:p text:style-name="P3"/>
      <text:p text:style-name="P3"/>
      <text:h text:style-name="P5" text:outline-level="1">2.<text:tab/><text:span text:style-name="T4">Solution algorithm</text:span></text:h>
      <text:p text:style-name="P4"><text:span text:style-name="T2"/></text:p>
      <text:p text:style-name="P13">The first logical step is to gather all the possible information about GIT, connectivity between machines (SSH), Eclipse, GUIs for GIT... Once that is done, we can start working.</text:p>
      <text:p text:style-name="P13">We are working with three virtual machines <text:span text:style-name="T5">(VMs)</text:span>, with one of them being the GIT server and the other two clients.</text:p>
      <text:p text:style-name="P15">After setting up the three <text:span text:style-name="T5">VMs</text:span> and ensuring connectivity between them all by setting up a NAT Network and establishing static IP directions to each one of them:</text:p>
      <table:table table:name="IPs" table:style-name="IPs">
        <table:table-column table:style-name="IPs.A" table:number-columns-repeated="2"/>
        <table:table-row>
          <table:table-cell table:style-name="IPs.A1" office:value-type="string">
            <text:p text:style-name="P9">VM</text:p>
          </table:table-cell>
          <table:table-cell table:style-name="IPs.B1" office:value-type="string">
            <text:p text:style-name="P9">Static IP</text:p>
          </table:table-cell>
        </table:table-row>
        <table:table-row>
          <table:table-cell table:style-name="IPs.A2" office:value-type="string">
            <text:p text:style-name="P10">Server</text:p>
          </table:table-cell>
          <table:table-cell table:style-name="IPs.B2" office:value-type="string">
            <text:p text:style-name="P10">192.168.125.2</text:p>
          </table:table-cell>
        </table:table-row>
        <table:table-row>
          <table:table-cell table:style-name="IPs.A2" office:value-type="string">
            <text:p text:style-name="P7">Client 1 (CMD)</text:p>
          </table:table-cell>
          <table:table-cell table:style-name="IPs.B2" office:value-type="string">
            <text:p text:style-name="P8">192.168.125.3</text:p>
          </table:table-cell>
        </table:table-row>
        <table:table-row>
          <table:table-cell table:style-name="IPs.A4" office:value-type="string">
            <text:p text:style-name="P7">Client 2 (GUI)</text:p>
          </table:table-cell>
          <table:table-cell table:style-name="IPs.B4" office:value-type="string">
            <text:p text:style-name="P8">192.168.125.4</text:p>
          </table:table-cell>
        </table:table-row>
      </table:table>
      <text:p text:style-name="P12"><text:span text:style-name="T1"/></text:p>
      <text:p text:style-name="P20"><text:span text:style-name="T1">With all of that set up, and after checking connectivity between machines by pinging one another, we can start setting up the basic tools we will be working with.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h text:style-name="P6" text:outline-level="4"><text:soft-page-break/><text:tab/></text:h>
      <text:h text:style-name="P6" text:outline-level="4"><text:tab/>1.<text:tab/><text:span text:style-name="T6">Installing </text:span><text:span text:style-name="T5">SSH and GIT</text:span></text:h>
      <text:p text:style-name="P14"><text:tab/>The very first step is to check whether the tools we are going to work with come pre-installed or are yet to be installed. <text:span text:style-name="T6">We will start with SSH.</text:span></text:p>
      <text:p text:style-name="P14"><text:span text:style-name="T6">The ssh client comes pre-installed most distros, but we will check just in case with:</text:span></text:p>
      <text:p text:style-name="P14"><draw:frame text:anchor-type="paragraph" draw:z-index="8" draw:name="Text Frame 9" draw:style-name="gr1" draw:text-style-name="P23" svg:width="1.722cm" svg:height="0.523cm" svg:x="0.478cm" svg:y="-0.097cm"><draw:text-box><text:p text:style-name="P22"><text:span text:style-name="T9">ssh -V</text:span></text:p></draw:text-box></draw:frame></text:p>
      <text:p text:style-name="P17"/>
      <text:p text:style-name="P17">That only checks the ssh client, which we will need in the client machines, but we will also need to set up a SSH server.</text:p>
      <text:p text:style-name="P14"><text:span text:style-name="T6">First, we will check whether it is installed or not with the following command</text:span>:</text:p>
      <text:p text:style-name="P16"><draw:frame text:anchor-type="paragraph" draw:z-index="0" draw:name="Text Frame 1" draw:style-name="gr1" draw:text-style-name="P23" svg:width="6.518cm" svg:height="0.523cm" svg:x="0.478cm" svg:y="-0.097cm"><draw:text-box><text:p text:style-name="P22"><text:span text:style-name="T9">sudo systemctl status ssh</text:span></text:p></draw:text-box></draw:frame><text:tab/></text:p>
      <text:p text:style-name="P18"/>
      <text:p text:style-name="P18">That should show the following information, along with some more:</text:p>
      <text:p text:style-name="P18"><draw:frame text:anchor-type="paragraph" draw:z-index="1" draw:name="Text Frame 2" draw:style-name="gr4" draw:text-style-name="P25" svg:width="19.73cm" svg:height="1.602cm" svg:x="-1.175cm" svg:y="-0.143cm"><draw:text-box><text:p text:style-name="P24"><text:span text:style-name="T10">●</text:span><text:span text:style-name="T9"> </text:span><text:span text:style-name="T9">ssh.service - OpenBSD Secure Shell server</text:span></text:p><text:p text:style-name="P24"><text:span text:style-name="T9"><text:s text:c="5"/></text:span><text:span text:style-name="T9">Loaded: loaded (/lib/systemd/system/ssh.service; </text:span><text:span text:style-name="T10">enabled</text:span><text:span text:style-name="T9">; preset: </text:span><text:span text:style-name="T10">enabled</text:span><text:span text:style-name="T9">)</text:span></text:p><text:p text:style-name="P24"><text:span text:style-name="T9"><text:s text:c="5"/></text:span><text:span text:style-name="T9">Active: </text:span><text:span text:style-name="T10">active (running)</text:span></text:p></draw:text-box></draw:frame></text:p>
      <text:p text:style-name="P18"><text:tab/></text:p>
      <text:p text:style-name="P18"/>
      <text:p text:style-name="P18">If that were not the case, we would proceed to install SSH by <text:span text:style-name="T5">means of</text:span> the following command, and rebooting the machine before checking again:</text:p>
      <text:p text:style-name="P18"><draw:frame text:anchor-type="paragraph" draw:z-index="2" draw:name="Text Frame 3" draw:style-name="gr3" draw:text-style-name="P23" svg:width="7.907cm" svg:height="0.643cm" svg:x="0.478cm" svg:y="-0.097cm"><draw:text-box><text:p text:style-name="P22"><text:span text:style-name="T9">sudo apt install openssh-server</text:span></text:p></draw:text-box></draw:frame></text:p>
      <text:p text:style-name="P18"/>
      <text:p text:style-name="P18">After ensuring that SSH is up and running, we will proceed to install GIT, as it is very unlikely it is installed by default. We are going to install GIT <text:span text:style-name="T6">by</text:span> using apt:</text:p>
      <text:p text:style-name="P18"><draw:frame text:anchor-type="paragraph" draw:z-index="3" draw:name="Text Frame 5" draw:style-name="gr1" draw:text-style-name="P23" svg:width="5.128cm" svg:height="0.523cm" svg:x="0.462cm" svg:y="0.023cm"><draw:text-box><text:p text:style-name="P22"><text:span text:style-name="T9">sudo apt install git</text:span></text:p></draw:text-box></draw:frame></text:p>
      <text:p text:style-name="P18"/>
      <text:p text:style-name="P18">And then check with:</text:p>
      <text:p text:style-name="P18"><draw:frame text:anchor-type="paragraph" draw:z-index="4" draw:name="Text Frame 4" draw:style-name="gr1" draw:text-style-name="P23" svg:width="1.705cm" svg:height="0.523cm" svg:x="0.462cm" svg:y="0.023cm"><draw:text-box><text:p text:style-name="P22"><text:span text:style-name="T9">git -v</text:span></text:p></draw:text-box></draw:frame></text:p>
      <text:p text:style-name="P18"/>
      <text:p text:style-name="P18">Which should show <text:span text:style-name="T5">something similar to the following (version might be different)</text:span>:</text:p>
      <text:p text:style-name="P18"><draw:frame text:anchor-type="paragraph" draw:z-index="5" draw:name="Text Frame 6" draw:style-name="gr1" draw:text-style-name="P23" svg:width="4.68cm" svg:height="0.523cm" svg:x="0.462cm" svg:y="0.023cm"><draw:text-box><text:p text:style-name="P22"><text:span text:style-name="T9">git version 2.39.5</text:span></text:p></draw:text-box></draw:frame></text:p>
      <text:p text:style-name="P18"/>
      <text:p text:style-name="P18"><text:soft-page-break/></text:p>
      <text:h text:style-name="Heading_20_4" text:outline-level="4"><text:tab/><text:span text:style-name="T6">2. Setting up SSH connectivity between machines</text:span></text:h>
      <text:p text:style-name="Text_20_body"><text:tab/><text:span text:style-name="T7">In both clients, we will generate SSH keys and copy them to the server.</text:span></text:p>
      <text:p text:style-name="P21">To generate the key, we will run the following command:</text:p>
      <text:p text:style-name="P21"><draw:frame text:anchor-type="paragraph" draw:z-index="9" draw:name="Text Frame 10" draw:style-name="gr1" draw:text-style-name="P23" svg:width="6.335cm" svg:height="0.523cm" svg:x="0.462cm" svg:y="0.023cm"><draw:text-box><text:p text:style-name="P22"><text:span text:style-name="T9">ssh-keygen -t rsa -b 4096</text:span></text:p></draw:text-box></draw:frame></text:p>
      <text:p text:style-name="P21">And then check that it has been successfully created:</text:p>
      <text:p text:style-name="P21"><draw:frame text:anchor-type="paragraph" draw:z-index="10" draw:name="Text Frame 11" draw:style-name="gr1" draw:text-style-name="P23" svg:width="2.647cm" svg:height="0.523cm" svg:x="0.462cm" svg:y="0.023cm"><draw:text-box><text:p text:style-name="P22"><text:span text:style-name="T9">ls ~/.ssh/</text:span></text:p></draw:text-box></draw:frame><text:tab/></text:p>
      <text:p text:style-name="P21">Lastly, we will copy the key to the server with:</text:p>
      <text:p text:style-name="P18"><draw:frame text:anchor-type="paragraph" draw:z-index="11" draw:name="Text Frame 12" draw:style-name="gr1" draw:text-style-name="P23" svg:width="7.938cm" svg:height="0.523cm" svg:x="0.462cm" svg:y="0.023cm"><draw:text-box><text:p text:style-name="P22"><text:span text:style-name="T9">ssh-copy-id </text:span><text:span text:style-name="T9">super@192.168.125.</text:span><text:span text:style-name="T9">2</text:span></text:p></draw:text-box></draw:frame><text:tab/></text:p>
      <text:p text:style-name="P21">which should ask us for the password of the ‘super’ user on the server.</text:p>
      <text:p text:style-name="P21"/>
      <text:p text:style-name="P21">After that, we can verify the connection by using:</text:p>
      <text:p text:style-name="P18"><draw:frame text:anchor-type="paragraph" draw:z-index="12" draw:name="Text Frame 13" draw:style-name="gr1" draw:text-style-name="P23" svg:width="5.855cm" svg:height="0.523cm" svg:x="0.462cm" svg:y="0.023cm"><draw:text-box><text:p text:style-name="P22"><text:span text:style-name="T9">ssh </text:span><text:span text:style-name="T9">super@192.168.12</text:span><text:span text:style-name="T9">5.2</text:span></text:p></draw:text-box></draw:frame></text:p>
      <text:p text:style-name="P18"/>
      <text:h text:style-name="Heading_20_4" text:outline-level="4"><text:tab/><text:span text:style-name="T6">3</text:span><text:span text:style-name="T5">.<text:tab/>Initiating our first repository</text:span></text:h>
      <text:p text:style-name="Text_20_body"><text:tab/><text:span text:style-name="T5">With GIT </text:span><text:span text:style-name="T8">and SSH </text:span><text:span text:style-name="T5">installed in the three VMs, we will proceed to set up the server first, which starts by creating a new user we will call ‘git’:</text:span></text:p>
      <text:p text:style-name="Text_20_body"><draw:frame text:anchor-type="paragraph" draw:z-index="6" draw:name="Text Frame 7" draw:style-name="gr1" draw:text-style-name="P23" svg:width="4.185cm" svg:height="0.523cm" svg:x="0.462cm" svg:y="0.023cm"><draw:text-box><text:p text:style-name="P22"><text:span text:style-name="T9">sudo adduser git</text:span></text:p></draw:text-box></draw:frame></text:p>
      <text:p text:style-name="P19">After that we will switch to that user and create and initiate our first bare repository:</text:p>
      <text:p text:style-name="P19"><draw:frame text:anchor-type="paragraph" draw:z-index="7" draw:name="Text Frame 8" draw:style-name="gr2" draw:text-style-name="P23" svg:width="4.747cm" svg:height="2.135cm" svg:x="0.462cm" svg:y="0.023cm"><draw:text-box><text:p text:style-name="P22"><text:span text:style-name="T9">su git</text:span></text:p><text:p text:style-name="P22"><text:span text:style-name="T9">mkdir ~/myrepo.git</text:span></text:p><text:p text:style-name="P22"><text:span text:style-name="T9">cd ~/myrepo.git</text:span></text:p><text:p text:style-name="P22"><text:span text:style-name="T9">git init --bare</text:span></text:p></draw:text-box></draw:frame>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" svg:font-family="'Cascadia Code'" style:font-pitch="fixed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P Pier Sans" svg:font-family="'PP Pier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/>
      <style:text-properties style:font-name="PP Pier Sans" fo:font-family="'PP Pier Sans'" style:font-family-generic="swiss" style:font-pitch="variable" fo:font-size="12pt" officeooo:rsid="00077642"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PP Pier Sans" fo:font-family="'PP Pier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7764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PP Pier Sans" officeooo:rsid="00077642" officeooo:paragraph-rsid="000776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-top="none" fo:border-bottom="0.06pt solid #000000" fo:border-left="none" fo:border-right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74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avier Pedragosa <text:s text:c="30"/>- <text:s text:c="5"/>DAW 1 <text:s text:c="5"/>- <text:s text:c="10"/>Entorns de Desenvolupamen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1:32:13.729670908</meta:creation-date>
    <dc:date>2025-03-22T12:47:34.210290025</dc:date>
    <meta:editing-duration>PT6M59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3" meta:paragraph-count="42" meta:word-count="463" meta:character-count="2630" meta:non-whitespace-character-count="2143"/>
  </office:meta>
</office:document-meta>
</file>